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co31" style:family="table-column">
      <style:table-column-properties fo:break-before="auto" style:column-width="1.2008in"/>
    </style:style>
    <style:style style:name="co32" style:family="table-column">
      <style:table-column-properties fo:break-before="auto" style:column-width="9.8665in"/>
    </style:style>
    <style:style style:name="co33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5-07T17:53:11.382701191</dc:date>
    <meta:editing-duration>P1DT18H54M54S</meta:editing-duration>
    <meta:editing-cycles>371</meta:editing-cycles>
    <meta:document-statistic meta:table-count="9" meta:cell-count="1302" meta:object-count="0"/>
  </office:meta>
</office:document-meta>
</file>